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.306cm" fo:min-width="1.0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5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14.45cm" fo:min-width="6.5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56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10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min-height="14.45cm" fo:min-width="3.5cm" fo:padding-top="0.175cm" fo:padding-bottom="0.175cm" fo:padding-left="0.3cm" fo:padding-right="0.3cm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none" draw:fill-color="#000000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super 58%" fo:font-size="16pt" style:font-size-asian="16pt" style:font-size-complex="16pt"/>
    </style:style>
    <style:style style:name="T5" style:family="text">
      <style:text-properties style:text-position="sub 58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2cm" svg:height="2.2cm" svg:x="1.9cm" svg:y="14.077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2.3cm" svg:y="9.377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2" draw:layer="layout" svg:width="2.2cm" svg:height="2.2cm" svg:x="1.499cm" svg:y="4.676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2cm" svg:height="2.2cm" svg:x="11.3cm" svg:y="14.077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M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11.7cm" svg:y="9.177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2" draw:layer="layout" svg:width="2.2cm" svg:height="2.2cm" svg:x="10.899cm" svg:y="4.476cm">
          <text:p text:style-name="P1"><text:span text:style-name="T1">パーセプ</text:span></text:p>
          <text:p text:style-name="P1"><text:span text:style-name="T1">トロン</text:span></text:p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3.2cm" svg:y1="5.476cm" svg:x2="14.8cm" svg:y2="5.476cm">
          <text:p/>
        </draw:line>
        <draw:frame draw:style-name="gr4" draw:text-style-name="P5" draw:layer="layout" svg:width="2.5cm" svg:height="1.15cm" svg:x="14.7cm" svg:y="4.976cm">
          <draw:text-box>
            <text:p>出力0</text:p>
          </draw:text-box>
        </draw:frame>
        <draw:line draw:style-name="gr3" draw:text-style-name="P4" draw:layer="layout" svg:x1="13.5cm" svg:y1="15.076cm" svg:x2="14.999cm" svg:y2="15.176cm">
          <text:p/>
        </draw:line>
        <draw:frame draw:style-name="gr2" draw:text-style-name="P3" draw:layer="layout" svg:width="1.1cm" svg:height="2.4cm" svg:x="15.2cm" svg:y="9.176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5" draw:text-style-name="P4" draw:layer="layout" svg:width="7.1cm" svg:height="14.8cm" svg:x="6.8cm" svg:y="1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1cm" svg:height="1.55cm" svg:x="8.9cm" svg:y="2.326cm">
          <draw:text-box>
            <text:p>出力層</text:p>
          </draw:text-box>
        </draw:frame>
        <draw:line draw:style-name="gr3" draw:text-style-name="P4" draw:layer="layout" svg:x1="3.899cm" svg:y1="5.777cm" svg:x2="10.899cm" svg:y2="5.677cm">
          <text:p/>
        </draw:line>
        <draw:line draw:style-name="gr3" draw:text-style-name="P4" draw:layer="layout" svg:x1="3.899cm" svg:y1="5.877cm" svg:x2="11.199cm" svg:y2="15.177cm">
          <text:p/>
        </draw:line>
        <draw:frame draw:style-name="gr7" draw:text-style-name="P6" draw:layer="layout" svg:width="2.001cm" svg:height="1.819cm" svg:x="7.299cm" svg:y="4.727cm">
          <draw:text-box>
            <text:p><text:span text:style-name="T3">w</text:span><text:span text:style-name="T4">o</text:span><text:span text:style-name="T5">00</text:span></text:p>
          </draw:text-box>
        </draw:frame>
        <draw:frame draw:style-name="gr7" draw:text-style-name="P6" draw:layer="layout" svg:width="3.101cm" svg:height="1.819cm" svg:x="8.499cm" svg:y="11.127cm">
          <draw:text-box>
            <text:p><text:span text:style-name="T3">w</text:span><text:span text:style-name="T4">o</text:span><text:span text:style-name="T5">0(M-1)</text:span></text:p>
          </draw:text-box>
        </draw:frame>
        <draw:line draw:style-name="gr3" draw:text-style-name="P4" draw:layer="layout" svg:x1="10.099cm" svg:y1="4.277cm" svg:x2="11.099cm" svg:y2="4.977cm">
          <text:p/>
        </draw:line>
        <draw:frame draw:style-name="gr8" draw:text-style-name="P6" draw:layer="layout" svg:width="1.5cm" svg:height="1.049cm" svg:x="9cm" svg:y="3.427cm">
          <draw:text-box>
            <text:p><text:span text:style-name="T3">b</text:span><text:span text:style-name="T4">o</text:span><text:span text:style-name="T5">0</text:span></text:p>
          </draw:text-box>
        </draw:frame>
        <draw:frame draw:style-name="gr7" draw:text-style-name="P6" draw:layer="layout" svg:width="2.2cm" svg:height="1.819cm" svg:x="8.8cm" svg:y="15.476cm">
          <draw:text-box>
            <text:p><text:span text:style-name="T3">b</text:span><text:span text:style-name="T4">o</text:span><text:span text:style-name="T5">M-1</text:span></text:p>
          </draw:text-box>
        </draw:frame>
        <draw:line draw:style-name="gr3" draw:text-style-name="P4" draw:layer="layout" svg:x1="9.999cm" svg:y1="15.877cm" svg:x2="11.099cm" svg:y2="15.377cm">
          <text:p/>
        </draw:line>
        <draw:line draw:style-name="gr3" draw:text-style-name="P4" draw:layer="layout" svg:x1="4.299cm" svg:y1="15.177cm" svg:x2="11.099cm" svg:y2="15.177cm">
          <text:p/>
        </draw:line>
        <draw:line draw:style-name="gr3" draw:text-style-name="P4" draw:layer="layout" svg:x1="4.199cm" svg:y1="15.077cm" svg:x2="10.899cm" svg:y2="5.677cm">
          <text:p/>
        </draw:line>
        <draw:frame draw:style-name="gr7" draw:text-style-name="P6" draw:layer="layout" svg:width="3.801cm" svg:height="1.819cm" svg:x="7.399cm" svg:y="14.177cm">
          <draw:text-box>
            <text:p><text:span text:style-name="T3">w</text:span><text:span text:style-name="T4">o</text:span><text:span text:style-name="T5">(K-1)(M-1)</text:span></text:p>
          </draw:text-box>
        </draw:frame>
        <draw:frame draw:style-name="gr7" draw:text-style-name="P6" draw:layer="layout" svg:width="2.9cm" svg:height="1.819cm" svg:x="7cm" svg:y="7.527cm">
          <draw:text-box>
            <text:p><text:span text:style-name="T3">w</text:span><text:span text:style-name="T4">o</text:span><text:span text:style-name="T5">(K-1)0</text:span></text:p>
          </draw:text-box>
        </draw:frame>
        <draw:frame draw:style-name="gr9" draw:text-style-name="P5" draw:layer="layout" svg:width="3.1cm" svg:height="1.521cm" svg:x="14.8cm" svg:y="14.676cm">
          <draw:text-box>
            <text:p>出力M-1</text:p>
          </draw:text-box>
        </draw:frame>
        <draw:custom-shape draw:style-name="gr10" draw:text-style-name="P4" draw:layer="layout" svg:width="4.1cm" svg:height="14.8cm" svg:x="1cm" svg:y="1.9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1cm" svg:height="1.55cm" svg:x="1.8cm" svg:y="2.326cm">
          <draw:text-box>
            <text:p>隠れ層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1-11-11T12:21:32.628290640</dc:date>
    <meta:editing-duration>PT46M35S</meta:editing-duration>
    <meta:editing-cycles>28</meta:editing-cycles>
    <meta:generator>LibreOffice/6.4.7.2$Linux_X86_64 LibreOffice_project/40$Build-2</meta:generator>
    <meta:document-statistic meta:object-count="27"/>
  </office:meta>
</office:document-meta>
</file>